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2.335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81cm" fo:break-before="auto" style:use-optimal-row-height="true"/>
    </style:style>
    <style:style style:name="ro5" style:family="table-row">
      <style:table-row-properties style:row-height="0.524cm" fo:break-before="auto" style:use-optimal-row-height="false"/>
    </style:style>
    <style:style style:name="ro6" style:family="table-row">
      <style:table-row-properties style:row-height="1.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number-style style:name="N20000" number:language="de" number:country="DE">
      <number:number number:min-integer-digits="1"/>
    </number:number-style>
    <style:style style:name="ce53" style:family="table-cell" style:parent-style-name="Default" style:data-style-name="N0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0">
      <style:text-properties fo:font-weight="bold" style:font-weight-asian="bold" style:font-weight-complex="bold"/>
    </style:style>
    <style:style style:name="ce56" style:family="table-cell" style:parent-style-name="Default" style:data-style-name="N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000">
      <style:text-properties fo:font-weight="bold" style:font-weight-asian="bold" style:font-weight-complex="bold"/>
    </style:style>
    <style:style style:name="ce7" style:family="table-cell" style:parent-style-name="Default" style:data-style-name="N10000"/>
    <style:style style:name="ce8" style:family="table-cell" style:parent-style-name="Default" style:data-style-name="N0"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 style:data-style-name="N0">
      <style:text-properties fo:font-style="italic" style:font-style-asian="italic" style:font-style-complex="italic"/>
    </style:style>
    <style:style style:name="ce61" style:family="table-cell" style:parent-style-name="Default" style:data-style-name="N20000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0000">
      <style:text-properties fo:font-style="italic" style:font-style-asian="italic" style:font-style-complex="italic"/>
    </style:style>
    <style:style style:name="ce14" style:family="table-cell" style:parent-style-name="Default" style:data-style-name="N10002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0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0002">
      <style:table-cell-properties fo:background-color="#dee7e5"/>
      <style:text-properties fo:font-weight="bold" style:font-weight-asian="bold" style:font-weight-complex="bold"/>
    </style:style>
    <style:style style:name="ce69" style:family="table-cell" style:parent-style-name="Default" style:data-style-name="N10004">
      <style:table-cell-properties fo:background-color="#dee7e5"/>
    </style:style>
    <style:style style:name="ce70" style:family="table-cell" style:parent-style-name="Default" style:data-style-name="N10002">
      <style:table-cell-properties fo:background-color="#dee7e5"/>
    </style:style>
    <style:style style:name="ce21" style:family="table-cell" style:parent-style-name="Default" style:data-style-name="N10000">
      <style:table-cell-properties fo:background-color="#dee7e5"/>
    </style:style>
    <style:style style:name="ce22" style:family="table-cell" style:parent-style-name="Default" style:data-style-name="N10000">
      <style:table-cell-properties fo:background-color="#dee7e5"/>
      <style:text-properties fo:font-weight="bold" style:font-weight-asian="bold" style:font-weight-complex="bold"/>
    </style:style>
    <style:style style:name="ce23" style:family="table-cell" style:parent-style-name="Default" style:data-style-name="N10002">
      <style:table-cell-properties fo:background-color="#dee7e5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 style:data-style-name="N10000">
      <style:text-properties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vanced" table:style-name="ta1">
        <table:table-column table:style-name="co1" table:default-cell-style-name="ce56"/>
        <table:table-column table:style-name="co2" table:number-columns-repeated="5" table:default-cell-style-name="ce56"/>
        <table:table-column table:style-name="co3" table:default-cell-style-name="ce56"/>
        <table:table-column table:style-name="co2" table:number-columns-repeated="2" table:default-cell-style-name="ce56"/>
        <table:table-column table:style-name="co4" table:default-cell-style-name="ce70"/>
        <table:table-column table:style-name="co2" table:number-columns-repeated="1014" table:default-cell-style-name="ce56"/>
        <table:table-row table:style-name="ro1">
          <table:table-cell table:style-name="ce53" office:value-type="string" calcext:value-type="string" table:number-columns-spanned="4" table:number-rows-spanned="1">
            <text:p>Fast</text:p>
          </table:table-cell>
          <table:covered-table-cell table:number-columns-repeated="3"/>
          <table:table-cell table:number-columns-repeated="5"/>
          <table:table-cell table:style-name="ce68"/>
          <table:table-cell office:value-type="string" calcext:value-type="string">
            <text:p>Komma durch Punkt ersetzen!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8"/>
          <table:table-cell table:style-name="ce68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4" table:number-rows-spanned="1">
            <text:p>86―エイティシックス―</text:p>
          </table:table-cell>
          <table:covered-table-cell table:number-columns-repeated="3"/>
          <table:table-cell table:number-columns-repeated="5"/>
          <table:table-cell table:style-name="ce69" table:formula="of:=COM.MICROSOFT.CONCAT(&quot;Fast: &quot;; [.$A3]; &quot; [&quot;; ROUND([.$C11]*100)/100; &quot;]&quot;)" office:value-type="string" office:string-value="Fast: 86―エイティシックス― [2,7]" calcext:value-type="string">
            <text:p>Fast: 86―エイティシックス― [2,7]</text:p>
          </table:table-cell>
          <table:table-cell table:number-columns-repeated="1014"/>
        </table:table-row>
        <table:table-row table:style-name="ro3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style-name="ce55" table:number-columns-repeated="2"/>
          <table:table-cell table:number-columns-repeated="4"/>
          <table:table-cell table:style-name="ce5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5]*[.D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6]*[.D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]*[.D7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]*[.D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]*[.D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5:.C9])" office:value-type="float" office:value="27" calcext:value-type="float">
            <text:p>27</text:p>
          </table:table-cell>
          <table:table-cell table:style-name="ce60" table:formula="of:=SUM([.D5:.D9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1" table:formula="of:=[.C10]/[.D10]" office:value-type="float" office:value="2.7" calcext:value-type="float">
            <text:p>2,7</text:p>
          </table:table-cell>
          <table:table-cell table:style-name="ce6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68"/>
          <table:table-cell table:number-columns-repeated="1014"/>
        </table:table-row>
        <table:table-row table:style-name="ro4">
          <table:table-cell table:style-name="ce2" office:value-type="string" calcext:value-type="string" table:number-columns-spanned="8" table:number-rows-spanned="1">
            <text:p>クォンタムデビルサーガ アバタールチューナーⅠ</text:p>
          </table:table-cell>
          <table:covered-table-cell table:number-columns-repeated="7"/>
          <table:table-cell/>
          <table:table-cell table:formula="of:=COM.MICROSOFT.CONCAT(&quot;Fast: &quot;; [.$A14]; &quot; [&quot;; ROUND([.$C22]*100)/100; &quot;]&quot;)" office:value-type="string" office:string-value="Fast: クォンタムデビルサーガ アバタールチューナーⅠ [3,13]" calcext:value-type="string">
            <text:p>Fast: クォンタムデビルサーガ アバタールチューナーⅠ [3,13]</text:p>
          </table:table-cell>
          <table:table-cell table:number-columns-repeated="1014"/>
        </table:table-row>
        <table:table-row table:style-name="ro3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style-name="ce55" table:number-columns-repeated="2"/>
          <table:table-cell table:number-columns-repeated="4"/>
          <table:table-cell table:style-name="ce5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]*[.D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7]*[.D1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8]*[.D18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9]*[.D1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0]*[.D20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16:.C20])" office:value-type="float" office:value="25" calcext:value-type="float">
            <text:p>25</text:p>
          </table:table-cell>
          <table:table-cell table:style-name="ce60" table:formula="of:=SUM([.D16:.D20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2" table:formula="of:=[.C21]/[.D21]" office:value-type="float" office:value="3.125" calcext:value-type="float">
            <text:p>3,125</text:p>
          </table:table-cell>
          <table:table-cell table:style-name="ce6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68"/>
          <table:table-cell table:number-columns-repeated="1014"/>
        </table:table-row>
        <table:table-row table:style-name="ro4">
          <table:table-cell table:style-name="ce2" office:value-type="string" calcext:value-type="string" table:number-columns-spanned="4" table:number-rows-spanned="1">
            <text:p>マスカレード・ホテル</text:p>
          </table:table-cell>
          <table:covered-table-cell table:number-columns-repeated="3"/>
          <table:table-cell table:number-columns-repeated="5"/>
          <table:table-cell table:formula="of:=COM.MICROSOFT.CONCAT(&quot;Fast: &quot;; [.$A25]; &quot; [&quot;; ROUND([.$C33]*100)/100; &quot;]&quot;)" office:value-type="string" office:string-value="Fast: マスカレード・ホテル [1,9]" calcext:value-type="string">
            <text:p>Fast: マスカレード・ホテル [1,9]</text:p>
          </table:table-cell>
          <table:table-cell table:number-columns-repeated="1014"/>
        </table:table-row>
        <table:table-row table:style-name="ro3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style-name="ce55" table:number-columns-repeated="2"/>
          <table:table-cell table:number-columns-repeated="4"/>
          <table:table-cell table:style-name="ce5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7]*[.D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8]*[.D28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9]*[.D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30]*[.D3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31]*[.D3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27:.C31])" office:value-type="float" office:value="19" calcext:value-type="float">
            <text:p>19</text:p>
          </table:table-cell>
          <table:table-cell table:style-name="ce60" table:formula="of:=SUM([.D27:.D31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2" table:formula="of:=[.C32]/[.D32]" office:value-type="float" office:value="1.9" calcext:value-type="float">
            <text:p>1,9</text:p>
          </table:table-cell>
          <table:table-cell table:style-name="ce6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68"/>
          <table:table-cell table:number-columns-repeated="1014"/>
        </table:table-row>
        <table:table-row table:style-name="ro4">
          <table:table-cell table:style-name="ce2" office:value-type="string" calcext:value-type="string" table:number-columns-spanned="4" table:number-rows-spanned="1">
            <text:p>風の谷のナウシカ</text:p>
          </table:table-cell>
          <table:covered-table-cell table:number-columns-repeated="3"/>
          <table:table-cell table:number-columns-repeated="5"/>
          <table:table-cell table:formula="of:=COM.MICROSOFT.CONCAT(&quot;Fast: &quot;; [.$A36]; &quot; [&quot;; ROUND([.$C44]*100)/100; &quot;]&quot;)" office:value-type="string" office:string-value="Fast: 風の谷のナウシカ [3,13]" calcext:value-type="string">
            <text:p>Fast: 風の谷のナウシカ [3,13]</text:p>
          </table:table-cell>
          <table:table-cell table:number-columns-repeated="1014"/>
        </table:table-row>
        <table:table-row table:style-name="ro3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style-name="ce55" table:number-columns-repeated="5"/>
          <table:table-cell/>
          <table:table-cell table:style-name="ce5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8]*[.D3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39]*[.D3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40]*[.D40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41]*[.D4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42]*[.D4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38:.C42])" office:value-type="float" office:value="25" calcext:value-type="float">
            <text:p>25</text:p>
          </table:table-cell>
          <table:table-cell table:style-name="ce60" table:formula="of:=SUM([.D38:.D42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2" table:formula="of:=[.C43]/[.D43]" office:value-type="float" office:value="3.125" calcext:value-type="float">
            <text:p>3,125</text:p>
          </table:table-cell>
          <table:table-cell table:style-name="ce6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68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4" table:number-rows-spanned="1">
            <text:p>化物語(上)</text:p>
          </table:table-cell>
          <table:covered-table-cell table:number-columns-repeated="3"/>
          <table:table-cell table:number-columns-repeated="5"/>
          <table:table-cell table:formula="of:=COM.MICROSOFT.CONCAT(&quot;Fast: &quot;; [.$A47]; &quot; [&quot;; ROUND([.$C55]*100)/100; &quot;]&quot;)" office:value-type="string" office:string-value="Fast: 化物語(上) [2,57]" calcext:value-type="string">
            <text:p>Fast: 化物語(上) [2,57]</text:p>
          </table:table-cell>
          <table:table-cell table:number-columns-repeated="1014"/>
        </table:table-row>
        <table:table-row table:style-name="ro3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style-name="ce55" table:number-columns-repeated="5"/>
          <table:table-cell/>
          <table:table-cell table:style-name="ce5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49]*[.D4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50]*[.D5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1]*[.D51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52]*[.D5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53]*[.D5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49:.C53])" office:value-type="float" office:value="18" calcext:value-type="float">
            <text:p>18</text:p>
          </table:table-cell>
          <table:table-cell table:style-name="ce60" table:formula="of:=SUM([.D49:.D53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2" table:formula="of:=[.C54]/[.D54]" office:value-type="float" office:value="2.57142857142857" calcext:value-type="float">
            <text:p>2,57142857142857</text:p>
          </table:table-cell>
          <table:table-cell table:style-name="ce6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68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4" table:number-rows-spanned="1">
            <text:p>虐殺器官 - Genocidal Organ</text:p>
          </table:table-cell>
          <table:covered-table-cell table:number-columns-repeated="3"/>
          <table:table-cell table:number-columns-repeated="5"/>
          <table:table-cell table:formula="of:=COM.MICROSOFT.CONCAT(&quot;Fast: &quot;; [.$A58]; &quot; [&quot;; ROUND([.$C66]*100)/100; &quot;]&quot;)" office:value-type="string" office:string-value="Fast: 虐殺器官 - Genocidal Organ [3]" calcext:value-type="string">
            <text:p>Fast: 虐殺器官 - Genocidal Organ [3]</text:p>
          </table:table-cell>
          <table:table-cell table:number-columns-repeated="1014"/>
        </table:table-row>
        <table:table-row table:style-name="ro3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60]*[.D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61]*[.D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62]*[.D62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3]*[.D6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64]*[.D6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60:.C64])" office:value-type="float" office:value="12" calcext:value-type="float">
            <text:p>12</text:p>
          </table:table-cell>
          <table:table-cell table:style-name="ce60" table:formula="of:=SUM([.D60:.D64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2" table:formula="of:=[.C65]/[.D65]" office:value-type="float" office:value="3" calcext:value-type="float">
            <text:p>3</text:p>
          </table:table-cell>
          <table:table-cell table:style-name="ce60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7" table:number-rows-spanned="1">
            <text:p>蛇にピアス</text:p>
          </table:table-cell>
          <table:covered-table-cell table:number-columns-repeated="6" table:style-name="ce7"/>
          <table:table-cell table:style-name="ce7"/>
          <table:table-cell table:style-name="ce16"/>
          <table:table-cell table:style-name="ce21" table:formula="of:=COM.MICROSOFT.CONCAT(&quot;Fast: &quot;; [.$A69]; &quot; [&quot;; ROUND([.$C77]*100)/100; &quot;]&quot;)" office:value-type="string" office:string-value="Fast: 蛇にピアス [2,29]" calcext:value-type="string">
            <text:p>Fast: 蛇にピアス [2,29]</text:p>
          </table:table-cell>
          <table:table-cell table:style-name="ce7"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table:number-columns-repeated="4"/>
          <table:table-cell table:style-name="ce17"/>
          <table:table-cell table:style-name="ce22"/>
          <table:table-cell table:style-name="ce6" table:number-columns-repeated="54"/>
          <table:table-cell table:style-name="ce7" table:number-columns-repeated="960"/>
        </table:table-row>
        <table:table-row table:style-name="ro3">
          <table:table-cell table:style-name="ce7" office:value-type="string" calcext:value-type="string">
            <text:p>No effort at all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71]*[.D71]" office:value-type="float" office:value="0" calcext:value-type="float">
            <text:p>0</text:p>
          </table:table-cell>
          <table:table-cell table:style-name="ce7" table:number-columns-repeated="5"/>
          <table:table-cell table:style-name="ce16"/>
          <table:table-cell table:style-name="ce21"/>
          <table:table-cell table:style-name="ce7" table:number-columns-repeated="1014"/>
        </table:table-row>
        <table:table-row table:style-name="ro3">
          <table:table-cell table:style-name="ce7" office:value-type="string" calcext:value-type="string">
            <text:p>Minimal effort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B72]*[.D72]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4"/>
          <table:table-cell table:style-name="ce16"/>
          <table:table-cell table:style-name="ce21"/>
          <table:table-cell table:style-name="ce7" table:number-columns-repeated="1014"/>
        </table:table-row>
        <table:table-row table:style-name="ro3">
          <table:table-cell table:style-name="ce7" office:value-type="string" calcext:value-type="string">
            <text:p>Moderate effort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B73]*[.D73]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16"/>
          <table:table-cell table:style-name="ce21"/>
          <table:table-cell table:style-name="ce7" table:number-columns-repeated="1014"/>
        </table:table-row>
        <table:table-row table:style-name="ro3">
          <table:table-cell table:style-name="ce7" office:value-type="string" calcext:value-type="string">
            <text:p>Significant effort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B74]*[.D74]" office:value-type="float" office:value="0" calcext:value-type="float">
            <text:p>0</text:p>
          </table:table-cell>
          <table:table-cell table:style-name="ce7" table:number-columns-repeated="5"/>
          <table:table-cell table:style-name="ce16"/>
          <table:table-cell table:style-name="ce21"/>
          <table:table-cell table:style-name="ce7" table:number-columns-repeated="1014"/>
        </table:table-row>
        <table:table-row table:style-name="ro3">
          <table:table-cell table:style-name="ce7" office:value-type="string" calcext:value-type="string">
            <text:p>So much effort…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B75]*[.D75]" office:value-type="float" office:value="0" calcext:value-type="float">
            <text:p>0</text:p>
          </table:table-cell>
          <table:table-cell table:style-name="ce7" table:number-columns-repeated="5"/>
          <table:table-cell table:style-name="ce16"/>
          <table:table-cell table:style-name="ce21"/>
          <table:table-cell table:style-name="ce7" table:number-columns-repeated="1014"/>
        </table:table-row>
        <table:table-row table:style-name="ro3">
          <table:table-cell table:style-name="ce7"/>
          <table:table-cell table:style-name="ce6" office:value-type="string" calcext:value-type="string">
            <text:p>Sum</text:p>
          </table:table-cell>
          <table:table-cell table:style-name="ce13" table:formula="of:=SUM([.C71:.C75])" office:value-type="float" office:value="16" calcext:value-type="float">
            <text:p>16</text:p>
          </table:table-cell>
          <table:table-cell table:style-name="ce13" table:formula="of:=SUM([.D71:.D75])" office:value-type="float" office:value="7" calcext:value-type="float">
            <text:p>7</text:p>
          </table:table-cell>
          <table:table-cell table:style-name="ce7" table:number-columns-repeated="4"/>
          <table:table-cell table:style-name="ce16"/>
          <table:table-cell table:style-name="ce21"/>
          <table:table-cell table:style-name="ce7" table:number-columns-repeated="1014"/>
        </table:table-row>
        <table:table-row table:style-name="ro3">
          <table:table-cell table:style-name="ce7"/>
          <table:table-cell table:style-name="ce6" office:value-type="string" calcext:value-type="string">
            <text:p>Average</text:p>
          </table:table-cell>
          <table:table-cell table:style-name="ce14" table:formula="of:=[.C76]/[.D76]" office:value-type="float" office:value="2.28571428571429" calcext:value-type="float">
            <text:p>2.29</text:p>
          </table:table-cell>
          <table:table-cell table:style-name="ce13"/>
          <table:table-cell table:style-name="ce7" table:number-columns-repeated="4"/>
          <table:table-cell table:style-name="ce16"/>
          <table:table-cell table:style-name="ce21"/>
          <table:table-cell table:style-name="ce7" table:number-columns-repeated="1014"/>
        </table:table-row>
        <table:table-row table:style-name="ro3" table:number-rows-repeated="2">
          <table:table-cell table:style-name="ce7" table:number-columns-repeated="8"/>
          <table:table-cell table:style-name="ce16"/>
          <table:table-cell table:style-name="ce21"/>
          <table:table-cell table:style-name="ce7" table:number-columns-repeated="1014"/>
        </table:table-row>
        <table:table-row table:style-name="ro4">
          <table:table-cell table:style-name="ce5" office:value-type="string" calcext:value-type="string" table:number-columns-spanned="4" table:number-rows-spanned="1">
            <text:p>感応グラン=ギニョル</text:p>
          </table:table-cell>
          <table:covered-table-cell table:number-columns-repeated="3"/>
          <table:table-cell table:number-columns-repeated="5"/>
          <table:table-cell table:formula="of:=COM.MICROSOFT.CONCAT(&quot;Fast: &quot;; [.$A80]; &quot; [&quot;; ROUND([.$C88]*100)/100; &quot;]&quot;)" office:value-type="string" office:string-value="Fast: 感応グラン=ギニョル [3]" calcext:value-type="string">
            <text:p>Fast: 感応グラン=ギニョル [3]</text:p>
          </table:table-cell>
          <table:table-cell table:number-columns-repeated="1014"/>
        </table:table-row>
        <table:table-row table:style-name="ro3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82]*[.D8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83]*[.D8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84]*[.D84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5]*[.D8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86]*[.D8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82:.C86])" office:value-type="float" office:value="12" calcext:value-type="float">
            <text:p>12</text:p>
          </table:table-cell>
          <table:table-cell table:style-name="ce60" table:formula="of:=SUM([.D82:.D86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2" table:formula="of:=[.C87]/[.D87]" office:value-type="float" office:value="3" calcext:value-type="float">
            <text:p>3</text:p>
          </table:table-cell>
          <table:table-cell table:style-name="ce60"/>
          <table:table-cell table:number-columns-repeated="1020"/>
        </table:table-row>
        <table:table-row table:style-name="ro3" table:number-rows-repeated="2">
          <table:table-cell/>
          <table:table-cell table:style-name="ce55"/>
          <table:table-cell table:style-name="ce15"/>
          <table:table-cell table:style-name="ce60"/>
          <table:table-cell table:number-columns-repeated="1020"/>
        </table:table-row>
        <table:table-row table:style-name="ro4">
          <table:table-cell table:style-name="ce5" office:value-type="string" calcext:value-type="string" table:number-columns-spanned="4" table:number-rows-spanned="1">
            <text:p>村上海賊の娘</text:p>
          </table:table-cell>
          <table:covered-table-cell table:number-columns-repeated="3"/>
          <table:table-cell table:number-columns-repeated="5"/>
          <table:table-cell table:formula="of:=COM.MICROSOFT.CONCAT(&quot;Fast: &quot;; [.$A91]; &quot; [&quot;; ROUND([.$C99]*100)/100; &quot;]&quot;)" office:value-type="string" office:string-value="Fast: 村上海賊の娘 [2,78]" calcext:value-type="string">
            <text:p>Fast: 村上海賊の娘 [2,78]</text:p>
          </table:table-cell>
          <table:table-cell table:number-columns-repeated="1014"/>
        </table:table-row>
        <table:table-row table:style-name="ro3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93]*[.D9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94]*[.D9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95]*[.D95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96]*[.D9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7]*[.D9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93:.C97])" office:value-type="float" office:value="25" calcext:value-type="float">
            <text:p>25</text:p>
          </table:table-cell>
          <table:table-cell table:style-name="ce60" table:formula="of:=SUM([.D93:.D97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2" table:formula="of:=[.C98]/[.D98]" office:value-type="float" office:value="2.77777777777778" calcext:value-type="float">
            <text:p>2,77777777777778</text:p>
          </table:table-cell>
          <table:table-cell table:style-name="ce60"/>
          <table:table-cell table:number-columns-repeated="1020"/>
        </table:table-row>
        <table:table-row table:style-name="ro3" table:number-rows-repeated="2">
          <table:table-cell/>
          <table:table-cell table:style-name="ce55"/>
          <table:table-cell table:style-name="ce15"/>
          <table:table-cell table:style-name="ce60"/>
          <table:table-cell table:number-columns-repeated="1020"/>
        </table:table-row>
        <table:table-row table:style-name="ro4">
          <table:table-cell table:style-name="ce5" office:value-type="string" calcext:value-type="string" table:number-columns-spanned="4" table:number-rows-spanned="1">
            <text:p>砂漠 (さばく a campus life)</text:p>
          </table:table-cell>
          <table:covered-table-cell table:number-columns-repeated="3"/>
          <table:table-cell table:number-columns-repeated="5"/>
          <table:table-cell table:formula="of:=COM.MICROSOFT.CONCAT(&quot;Fast: &quot;; [.$A102]; &quot; [&quot;; ROUND([.$C110]*100)/100; &quot;]&quot;)" office:value-type="string" office:string-value="Fast: 砂漠 (さばく a campus life) [2,33]" calcext:value-type="string">
            <text:p>Fast: 砂漠 (さばく a campus life) [2,33]</text:p>
          </table:table-cell>
          <table:table-cell table:number-columns-repeated="1014"/>
        </table:table-row>
        <table:table-row table:style-name="ro3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04]*[.D10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05]*[.D10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06]*[.D10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07]*[.D10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08]*[.D10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104:.C108])" office:value-type="float" office:value="7" calcext:value-type="float">
            <text:p>7</text:p>
          </table:table-cell>
          <table:table-cell table:style-name="ce60" table:formula="of:=SUM([.D104:.D108]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2" table:formula="of:=[.C109]/[.D109]" office:value-type="float" office:value="2.33333333333333" calcext:value-type="float">
            <text:p>2,33333333333333</text:p>
          </table:table-cell>
          <table:table-cell table:style-name="ce60"/>
          <table:table-cell table:number-columns-repeated="1020"/>
        </table:table-row>
        <table:table-row table:style-name="ro3">
          <table:table-cell/>
          <table:table-cell table:style-name="ce55"/>
          <table:table-cell table:style-name="ce15"/>
          <table:table-cell table:style-name="ce60"/>
          <table:table-cell table:number-columns-repeated="1020"/>
        </table:table-row>
        <table:table-row table:style-name="ro5">
          <table:table-cell/>
          <table:table-cell table:style-name="ce55"/>
          <table:table-cell table:style-name="ce15"/>
          <table:table-cell table:style-name="ce60"/>
          <table:table-cell table:number-columns-repeated="1020"/>
        </table:table-row>
        <table:table-row table:style-name="ro6">
          <table:table-cell table:style-name="ce5" office:value-type="string" calcext:value-type="string" table:number-columns-spanned="6" table:number-rows-spanned="1">
            <text:p>四畳半神話大系 (The Tatami Galaxy)</text:p>
          </table:table-cell>
          <table:covered-table-cell table:number-columns-repeated="5"/>
          <table:table-cell table:number-columns-repeated="3"/>
          <table:table-cell table:formula="of:=COM.MICROSOFT.CONCAT(&quot;Fast: &quot;; [.$A113]; &quot; [&quot;; ROUND([.$C121]*100)/100; &quot;]&quot;)" office:value-type="string" office:string-value="Fast: 四畳半神話大系 (The Tatami Galaxy) [3,4]" calcext:value-type="string">
            <text:p>Fast: 四畳半神話大系 (The Tatami Galaxy) [3,4]</text:p>
          </table:table-cell>
          <table:table-cell table:number-columns-repeated="1014"/>
        </table:table-row>
        <table:table-row table:style-name="ro3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15]*[.D11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16]*[.D1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17]*[.D117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18]*[.D1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19]*[.D11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115:.C119])" office:value-type="float" office:value="17" calcext:value-type="float">
            <text:p>17</text:p>
          </table:table-cell>
          <table:table-cell table:style-name="ce60" table:formula="of:=SUM([.D115:.D119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2" table:formula="of:=[.C120]/[.D120]" office:value-type="float" office:value="3.4" calcext:value-type="float">
            <text:p>3,4</text:p>
          </table:table-cell>
          <table:table-cell table:style-name="ce60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4" table:number-rows-spanned="1">
            <text:p>この本を盗む者は</text:p>
          </table:table-cell>
          <table:covered-table-cell table:number-columns-repeated="3"/>
          <table:table-cell table:number-columns-repeated="5"/>
          <table:table-cell table:formula="of:=COM.MICROSOFT.CONCAT(&quot;Fast: &quot;; [.$A124]; &quot; [&quot;; ROUND([.$C132]*100)/100; &quot;]&quot;)" office:value-type="string" office:string-value="Fast: この本を盗む者は [2,5]" calcext:value-type="string">
            <text:p>Fast: この本を盗む者は [2,5]</text:p>
          </table:table-cell>
          <table:table-cell table:number-columns-repeated="1014"/>
        </table:table-row>
        <table:table-row table:style-name="ro3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26]*[.D12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27]*[.D12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28]*[.D12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29]*[.D1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30]*[.D13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126:.C130])" office:value-type="float" office:value="10" calcext:value-type="float">
            <text:p>10</text:p>
          </table:table-cell>
          <table:table-cell table:style-name="ce60" table:formula="of:=SUM([.D126:.D130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2" table:formula="of:=[.C131]/[.D131]" office:value-type="float" office:value="2.5" calcext:value-type="float">
            <text:p>2,5</text:p>
          </table:table-cell>
          <table:table-cell table:style-name="ce60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さわらびの譜</text:p>
          </table:table-cell>
          <table:table-cell table:style-name="ce9" table:number-columns-repeated="8"/>
          <table:table-cell table:style-name="ce23" table:formula="of:=COM.MICROSOFT.CONCAT(&quot;Fast: &quot;; [.$A135]; &quot; [&quot;; ROUND([.$C143]*100)/100; &quot;]&quot;)" office:value-type="string" office:string-value="Fast: さわらびの譜 [3]" calcext:value-type="string">
            <text:p>Fast: さわらびの譜 [3]</text:p>
          </table:table-cell>
          <table:table-cell table:style-name="ce9" table:number-columns-repeated="1014"/>
        </table:table-row>
        <table:table-row table:style-name="ro3">
          <table:table-cell table:style-name="ce55" office:value-type="string" calcext:value-type="string">
            <text:p><text:s text:c="58"/>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37]*[.D13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38]*[.D13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39]*[.D139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40]*[.D14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41]*[.D14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137:.C141])" office:value-type="float" office:value="9" calcext:value-type="float">
            <text:p>9</text:p>
          </table:table-cell>
          <table:table-cell table:style-name="ce60" table:formula="of:=SUM([.D137:.D141]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2" table:formula="of:=[.C142]/[.D142]" office:value-type="float" office:value="3" calcext:value-type="float">
            <text:p>3</text:p>
          </table:table-cell>
          <table:table-cell table:style-name="ce60"/>
          <table:table-cell table:number-columns-repeated="1020"/>
        </table:table-row>
        <table:table-row table:style-name="ro3" table:number-rows-repeated="6">
          <table:table-cell table:style-name="ce7" table:number-columns-repeated="8"/>
          <table:table-cell table:style-name="ce16"/>
          <table:table-cell table:style-name="ce21"/>
          <table:table-cell table:style-name="ce7"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53" office:value-type="string" calcext:value-type="string" table:number-columns-spanned="4" table:number-rows-spanned="1">
            <text:p>Hard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4">
          <table:table-cell table:style-name="ce2" office:value-type="string" calcext:value-type="string" table:number-columns-spanned="4" table:number-rows-spanned="1">
            <text:p>檸檬</text:p>
          </table:table-cell>
          <table:covered-table-cell table:number-columns-repeated="3"/>
          <table:table-cell table:number-columns-repeated="5"/>
          <table:table-cell table:formula="of:=COM.MICROSOFT.CONCAT(&quot;Hard: &quot;; [.$A154]; &quot; [&quot;; ROUND([.$C162]*100)/100; &quot;]&quot;)" office:value-type="string" office:string-value="Hard: 檸檬 [3,67]" calcext:value-type="string">
            <text:p>Hard: 檸檬 [3,67]</text:p>
          </table:table-cell>
          <table:table-cell table:number-columns-repeated="1014"/>
        </table:table-row>
        <table:table-row table:style-name="ro3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56]*[.D15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7]*[.D15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58]*[.D158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59]*[.D159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60]*[.D16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156:.C160])" office:value-type="float" office:value="44" calcext:value-type="float">
            <text:p>44</text:p>
          </table:table-cell>
          <table:table-cell table:style-name="ce60" table:formula="of:=SUM([.D156:.D160])" office:value-type="float" office:value="12" calcext:value-type="float">
            <text:p>12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2" table:formula="of:=[.C161]/[.D161]" office:value-type="float" office:value="3.66666666666667" calcext:value-type="float">
            <text:p>3,66666666666667</text:p>
          </table:table-cell>
          <table:table-cell table:style-name="ce60"/>
          <table:table-cell table:number-columns-repeated="5"/>
          <table:table-cell table:style-name="ce68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4" table:number-rows-spanned="1">
            <text:p>風立ちぬ</text:p>
          </table:table-cell>
          <table:covered-table-cell table:number-columns-repeated="3"/>
          <table:table-cell table:number-columns-repeated="5"/>
          <table:table-cell table:formula="of:=COM.MICROSOFT.CONCAT(&quot;Hard: &quot;; [.$A165]; &quot; [&quot;; ROUND([.$C173]*100)/100; &quot;]&quot;)" office:value-type="string" office:string-value="Hard: 風立ちぬ [3]" calcext:value-type="string">
            <text:p>Hard: 風立ちぬ [3]</text:p>
          </table:table-cell>
          <table:table-cell table:number-columns-repeated="1014"/>
        </table:table-row>
        <table:table-row table:style-name="ro3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7]*[.D16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68]*[.D16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9]*[.D169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0]*[.D17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71]*[.D17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167:.C171])" office:value-type="float" office:value="24" calcext:value-type="float">
            <text:p>24</text:p>
          </table:table-cell>
          <table:table-cell table:style-name="ce60" table:formula="of:=SUM([.D167:.D171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2" table:formula="of:=[.C172]/[.D172]" office:value-type="float" office:value="3" calcext:value-type="float">
            <text:p>3</text:p>
          </table:table-cell>
          <table:table-cell table:style-name="ce60"/>
          <table:table-cell table:number-columns-repeated="5"/>
          <table:table-cell table:style-name="ce68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4" table:number-rows-spanned="1">
            <text:p>午後の曳航</text:p>
          </table:table-cell>
          <table:covered-table-cell table:number-columns-repeated="3"/>
          <table:table-cell table:number-columns-repeated="5"/>
          <table:table-cell table:formula="of:=COM.MICROSOFT.CONCAT(&quot;Hard: &quot;; [.$A176]; &quot; [&quot;; ROUND([.$C184]*100)/100; &quot;]&quot;)" office:value-type="string" office:string-value="Hard: 午後の曳航 [3]" calcext:value-type="string">
            <text:p>Hard: 午後の曳航 [3]</text:p>
          </table:table-cell>
          <table:table-cell table:number-columns-repeated="1014"/>
        </table:table-row>
        <table:table-row table:style-name="ro3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78]*[.D17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79]*[.D17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80]*[.D180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81]*[.D18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2]*[.D18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178:.C182])" office:value-type="float" office:value="21" calcext:value-type="float">
            <text:p>21</text:p>
          </table:table-cell>
          <table:table-cell table:style-name="ce60" table:formula="of:=SUM([.D178:.D182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2" table:formula="of:=[.C183]/[.D183]" office:value-type="float" office:value="3" calcext:value-type="float">
            <text:p>3</text:p>
          </table:table-cell>
          <table:table-cell table:style-name="ce60"/>
          <table:table-cell table:number-columns-repeated="5"/>
          <table:table-cell table:style-name="ce68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5" office:value-type="string" calcext:value-type="string">
            <text:p>文字渦</text:p>
          </table:table-cell>
          <table:table-cell table:number-columns-repeated="8"/>
          <table:table-cell table:formula="of:=COM.MICROSOFT.CONCAT(&quot;Hard: &quot;; [.$A187]; &quot; [&quot;; ROUND([.$C195]*100)/100; &quot;]&quot;)" office:value-type="string" office:string-value="Hard: 文字渦 [3,88]" calcext:value-type="string">
            <text:p>Hard: 文字渦 [3,88]</text:p>
          </table:table-cell>
          <table:table-cell table:number-columns-repeated="1014"/>
        </table:table-row>
        <table:table-row table:style-name="ro3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89]*[.D18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90]*[.D19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91]*[.D191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92]*[.D192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93]*[.D19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189:.C193])" office:value-type="float" office:value="31" calcext:value-type="float">
            <text:p>31</text:p>
          </table:table-cell>
          <table:table-cell table:style-name="ce60" table:formula="of:=SUM([.D189:.D193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2" table:formula="of:=[.C194]/[.D194]" office:value-type="float" office:value="3.875" calcext:value-type="float">
            <text:p>3,875</text:p>
          </table:table-cell>
          <table:table-cell table:style-name="ce60"/>
          <table:table-cell table:number-columns-repeated="1020"/>
        </table:table-row>
        <table:table-row table:style-name="ro3">
          <table:table-cell/>
          <table:table-cell table:style-name="ce55"/>
          <table:table-cell table:style-name="ce15"/>
          <table:table-cell table:style-name="ce6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 table:number-columns-repeated="1020"/>
        </table:table-row>
        <table:table-row table:style-name="ro3"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00]*[.D20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01]*[.D20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02]*[.D20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203]*[.D20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04]*[.D20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5" office:value-type="string" calcext:value-type="string">
            <text:p>Sum</text:p>
          </table:table-cell>
          <table:table-cell table:style-name="ce60" table:formula="of:=SUM([.C200:.C204])" office:value-type="float" office:value="0" calcext:value-type="float">
            <text:p>0</text:p>
          </table:table-cell>
          <table:table-cell table:style-name="ce60" table:formula="of:=SUM([.D200:.D204]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55" office:value-type="string" calcext:value-type="string">
            <text:p>Average</text:p>
          </table:table-cell>
          <table:table-cell table:style-name="ce62" table:formula="of:=[.C205]/[.D205]" office:value-type="string" office:string-value="" calcext:value-type="error">
            <text:p>#DIV/0!</text:p>
          </table:table-cell>
          <table:table-cell table:style-name="ce60"/>
          <table:table-cell table:number-columns-repeated="1020"/>
        </table:table-row>
        <table:table-row table:style-name="ro3" table:number-rows-repeated="10483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termediate" table:style-name="ta1">
        <table:table-column table:style-name="co2" table:number-columns-repeated="8" table:default-cell-style-name="ce7"/>
        <table:table-column table:style-name="co2" table:default-cell-style-name="ce16"/>
        <table:table-column table:style-name="co4" table:default-cell-style-name="ce21"/>
        <table:table-column table:style-name="co2" table:number-columns-repeated="1014" table:default-cell-style-name="ce7"/>
        <table:table-row table:style-name="ro4">
          <table:table-cell table:style-name="ce36" office:value-type="string" calcext:value-type="string" table:number-columns-spanned="7" table:number-rows-spanned="1">
            <text:p>きらきらひかる</text:p>
          </table:table-cell>
          <table:covered-table-cell table:number-columns-repeated="6"/>
          <table:table-cell table:number-columns-repeated="2"/>
          <table:table-cell table:formula="of:=COM.MICROSOFT.CONCAT([.$A1]; &quot; [&quot;; ROUND([.$C9]*100)/100; &quot; / &quot;; [.E2]; &quot;]&quot;)" office:value-type="string" office:string-value="きらきらひかる [2,67 / L32??]" calcext:value-type="string">
            <text:p>きらきらひかる [2,67 / L32??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32??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]*[.D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]*[.D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]*[.D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]*[.D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]*[.D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3:.C7])" office:value-type="float" office:value="24" calcext:value-type="float">
            <text:p>24</text:p>
          </table:table-cell>
          <table:table-cell table:style-name="ce13" table:formula="of:=SUM([.D3:.D7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8]/[.D8]" office:value-type="float" office:value="2.66666666666667" calcext:value-type="float">
            <text:p>2.67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8" table:number-rows-spanned="1">
            <text:p>日本人の知らない日本語 (Manga)</text:p>
          </table:table-cell>
          <table:covered-table-cell table:number-columns-repeated="7"/>
          <table:table-cell/>
          <table:table-cell table:formula="of:=COM.MICROSOFT.CONCAT([.$A12]; &quot; [&quot;; ROUND([.$C20]*100)/100; &quot; / &quot;; [.E13]; &quot;]&quot;)" office:value-type="string" office:string-value="日本人の知らない日本語 (Manga) [2,44 / L28]" calcext:value-type="string">
            <text:p>日本人の知らない日本語 (Manga) [2,44 / L28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28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]*[.D1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]*[.D15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]*[.D16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]*[.D1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]*[.D1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14:.C18])" office:value-type="float" office:value="39" calcext:value-type="float">
            <text:p>39</text:p>
          </table:table-cell>
          <table:table-cell table:style-name="ce13" table:formula="of:=SUM([.D14:.D18])"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19]/[.D19]" office:value-type="float" office:value="2.4375" calcext:value-type="float">
            <text:p>2.44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7" table:number-rows-spanned="1">
            <text:p>天気の子</text:p>
          </table:table-cell>
          <table:covered-table-cell table:number-columns-repeated="6"/>
          <table:table-cell table:number-columns-repeated="2"/>
          <table:table-cell table:formula="of:=COM.MICROSOFT.CONCAT([.$A23]; &quot; [&quot;; ROUND([.$C31]*100)/100; &quot; / &quot;; [.E24]; &quot;]&quot;)" office:value-type="string" office:string-value="天気の子 [2,67 / L31]" calcext:value-type="string">
            <text:p>天気の子 [2,67 / L31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31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5]*[.D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6]*[.D26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7]*[.D27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28]*[.D2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9]*[.D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25:.C29])" office:value-type="float" office:value="32" calcext:value-type="float">
            <text:p>32</text:p>
          </table:table-cell>
          <table:table-cell table:style-name="ce13" table:formula="of:=SUM([.D25:.D29])" office:value-type="float" office:value="12" calcext:value-type="float">
            <text:p>1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30]/[.D30]" office:value-type="float" office:value="2.66666666666667" calcext:value-type="float">
            <text:p>2.67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7" table:number-rows-spanned="1">
            <text:p>ガイコツ書店員本田さん (Manga)</text:p>
          </table:table-cell>
          <table:covered-table-cell table:number-columns-repeated="6"/>
          <table:table-cell table:number-columns-repeated="2"/>
          <table:table-cell table:formula="of:=COM.MICROSOFT.CONCAT([.$A34]; &quot; [&quot;; ROUND([.$C42]*100)/100; &quot; / &quot;; [.E35]; &quot;]&quot;)" office:value-type="string" office:string-value="ガイコツ書店員本田さん (Manga) [2,45 / L32??]" calcext:value-type="string">
            <text:p>ガイコツ書店員本田さん (Manga) [2,45 / L32??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32??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6]*[.D3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37]*[.D37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38]*[.D38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39]*[.D3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40]*[.D4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36:.C40])" office:value-type="float" office:value="27" calcext:value-type="float">
            <text:p>27</text:p>
          </table:table-cell>
          <table:table-cell table:style-name="ce13" table:formula="of:=SUM([.D36:.D40])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41]/[.D41]" office:value-type="float" office:value="2.45454545454545" calcext:value-type="float">
            <text:p>2.45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7" table:number-rows-spanned="1">
            <text:p>リング</text:p>
          </table:table-cell>
          <table:covered-table-cell table:number-columns-repeated="6"/>
          <table:table-cell table:number-columns-repeated="2"/>
          <table:table-cell table:formula="of:=COM.MICROSOFT.CONCAT([.$A45]; &quot; [&quot;; ROUND([.$C53]*100)/100; &quot; / &quot;; [.E46]; &quot;]&quot;)" office:value-type="string" office:string-value="リング [2,67 / L34]" calcext:value-type="string">
            <text:p>リング [2,67 / L34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34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47]*[.D4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8]*[.D4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49]*[.D49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50]*[.D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51]*[.D5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47:.C51])" office:value-type="float" office:value="16" calcext:value-type="float">
            <text:p>16</text:p>
          </table:table-cell>
          <table:table-cell table:style-name="ce13" table:formula="of:=SUM([.D47:.D51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52]/[.D52]" office:value-type="float" office:value="2.66666666666667" calcext:value-type="float">
            <text:p>2.67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7" table:number-rows-spanned="1">
            <text:p>穴</text:p>
          </table:table-cell>
          <table:covered-table-cell table:number-columns-repeated="6"/>
          <table:table-cell table:number-columns-repeated="2"/>
          <table:table-cell table:formula="of:=COM.MICROSOFT.CONCAT([.$A56]; &quot; [&quot;; ROUND([.$C64]*100)/100; &quot; / &quot;; [.E57]; &quot;]&quot;)" office:value-type="string" office:string-value="穴 [2 / L37]" calcext:value-type="string">
            <text:p>穴 [2 / L37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37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58]*[.D5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59]*[.D59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60]*[.D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1]*[.D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62]*[.D6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58:.C62])" office:value-type="float" office:value="8" calcext:value-type="float">
            <text:p>8</text:p>
          </table:table-cell>
          <table:table-cell table:style-name="ce13" table:formula="of:=SUM([.D58:.D62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63]/[.D63]" office:value-type="float" office:value="2" calcext:value-type="float">
            <text:p>2.00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7" table:number-rows-spanned="1">
            <text:p>人質の朗読会</text:p>
          </table:table-cell>
          <table:covered-table-cell table:number-columns-repeated="6"/>
          <table:table-cell table:number-columns-repeated="2"/>
          <table:table-cell table:formula="of:=COM.MICROSOFT.CONCAT([.$A67]; &quot; [&quot;; ROUND([.$C75]*100)/100; &quot; / &quot;; [.E68]; &quot;]&quot;)" office:value-type="string" office:string-value="人質の朗読会 [2,43 / L30??]" calcext:value-type="string">
            <text:p>人質の朗読会 [2,43 / L30??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30??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69]*[.D6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70]*[.D70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1]*[.D71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72]*[.D7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3]*[.D7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69:.C73])" office:value-type="float" office:value="17" calcext:value-type="float">
            <text:p>17</text:p>
          </table:table-cell>
          <table:table-cell table:style-name="ce13" table:formula="of:=SUM([.D69:.D73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74]/[.D74]" office:value-type="float" office:value="2.42857142857143" calcext:value-type="float">
            <text:p>2.43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死にたいけどトッポッキは食べたい</text:p>
          </table:table-cell>
          <table:table-cell table:number-columns-repeated="8"/>
          <table:table-cell table:formula="of:=COM.MICROSOFT.CONCAT([.$A78]; &quot; [&quot;; ROUND([.$C86]*100)/100; &quot; / &quot;; [.E79]; &quot;]&quot;)" office:value-type="string" office:string-value="死にたいけどトッポッキは食べたい [2,8 / L30??]" calcext:value-type="string">
            <text:p>死にたいけどトッポッキは食べたい [2,8 / L30??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30??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80]*[.D8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81]*[.D8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82]*[.D82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3]*[.D8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84]*[.D8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80:.C84])" office:value-type="float" office:value="14" calcext:value-type="float">
            <text:p>14</text:p>
          </table:table-cell>
          <table:table-cell table:style-name="ce13" table:formula="of:=SUM([.D80:.D84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85]/[.D85]" office:value-type="float" office:value="2.8" calcext:value-type="float">
            <text:p>2.80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7" table:number-rows-spanned="1">
            <text:p>嵐のピクニック</text:p>
          </table:table-cell>
          <table:covered-table-cell table:number-columns-repeated="6"/>
          <table:table-cell table:number-columns-repeated="2"/>
          <table:table-cell table:formula="of:=COM.MICROSOFT.CONCAT([.$A89]; &quot; [&quot;; ROUND([.$C97]*100)/100; &quot; / &quot;; [.E90]; &quot;]&quot;)" office:value-type="string" office:string-value="嵐のピクニック [3 / L30??]" calcext:value-type="string">
            <text:p>嵐のピクニック [3 / L30??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30??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91]*[.D9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92]*[.D9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93]*[.D9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94]*[.D9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5]*[.D9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91:.C95])" office:value-type="float" office:value="12" calcext:value-type="float">
            <text:p>12</text:p>
          </table:table-cell>
          <table:table-cell table:style-name="ce13" table:formula="of:=SUM([.D91:.D95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96]/[.D96]" office:value-type="float" office:value="3" calcext:value-type="float">
            <text:p>3.00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7" table:number-rows-spanned="1">
            <text:p>推しの子 (Manga)</text:p>
          </table:table-cell>
          <table:covered-table-cell table:number-columns-repeated="6"/>
          <table:table-cell table:number-columns-repeated="2"/>
          <table:table-cell table:formula="of:=COM.MICROSOFT.CONCAT([.$A100]; &quot; [&quot;; ROUND([.$C108]*100)/100; &quot; / &quot;; [.E101]; &quot;]&quot;)" office:value-type="string" office:string-value="推しの子 (Manga) [2,86 / L31]" calcext:value-type="string">
            <text:p>推しの子 (Manga) [2,86 / L31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31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02]*[.D10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03]*[.D10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04]*[.D104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05]*[.D10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06]*[.D10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102:.C106])" office:value-type="float" office:value="20" calcext:value-type="float">
            <text:p>20</text:p>
          </table:table-cell>
          <table:table-cell table:style-name="ce13" table:formula="of:=SUM([.D102:.D106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107]/[.D107]" office:value-type="float" office:value="2.85714285714286" calcext:value-type="float">
            <text:p>2.86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7" table:number-rows-spanned="1">
            <text:p>禎子の千羽鶴</text:p>
          </table:table-cell>
          <table:covered-table-cell table:number-columns-repeated="6"/>
          <table:table-cell table:number-columns-repeated="2"/>
          <table:table-cell table:formula="of:=COM.MICROSOFT.CONCAT([.$A111]; &quot; [&quot;; ROUND([.$C119]*100)/100; &quot; / &quot;; [.E112]; &quot;]&quot;)" office:value-type="string" office:string-value="禎子の千羽鶴 [2,29 / L29]" calcext:value-type="string">
            <text:p>禎子の千羽鶴 [2,29 / L29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29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13]*[.D11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14]*[.D114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15]*[.D11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16]*[.D1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17]*[.D11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113:.C117])" office:value-type="float" office:value="16" calcext:value-type="float">
            <text:p>16</text:p>
          </table:table-cell>
          <table:table-cell table:style-name="ce13" table:formula="of:=SUM([.D113:.D117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118]/[.D118]" office:value-type="float" office:value="2.28571428571429" calcext:value-type="float">
            <text:p>2.29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7" table:number-rows-spanned="1">
            <text:p>西の魔女が死んだ</text:p>
          </table:table-cell>
          <table:covered-table-cell table:number-columns-repeated="6"/>
          <table:table-cell table:number-columns-repeated="2"/>
          <table:table-cell table:formula="of:=COM.MICROSOFT.CONCAT([.$A122]; &quot; [&quot;; ROUND([.$C130]*100)/100; &quot; / &quot;; [.E123]; &quot;]&quot;)" office:value-type="string" office:string-value="西の魔女が死んだ [2,29 / L27]" calcext:value-type="string">
            <text:p>西の魔女が死んだ [2,29 / L27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27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24]*[.D12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25]*[.D125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26]*[.D12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27]*[.D12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28]*[.D12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124:.C128])" office:value-type="float" office:value="16" calcext:value-type="float">
            <text:p>16</text:p>
          </table:table-cell>
          <table:table-cell table:style-name="ce13" table:formula="of:=SUM([.D124:.D128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129]/[.D129]" office:value-type="float" office:value="2.28571428571429" calcext:value-type="float">
            <text:p>2.29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7" table:number-rows-spanned="1">
            <text:p>はたらく細胞 (Novel)</text:p>
          </table:table-cell>
          <table:covered-table-cell table:number-columns-repeated="6"/>
          <table:table-cell table:number-columns-repeated="2"/>
          <table:table-cell table:formula="of:=COM.MICROSOFT.CONCAT([.$A133]; &quot; [&quot;; ROUND([.$C141]*100)/100; &quot; / &quot;; [.E134]; &quot;]&quot;)" office:value-type="string" office:string-value="はたらく細胞 (Novel) [2 / L??]" calcext:value-type="string">
            <text:p>はたらく細胞 (Novel) [2 / L??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??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35]*[.D13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36]*[.D13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37]*[.D13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38]*[.D13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39]*[.D13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135:.C139])" office:value-type="float" office:value="6" calcext:value-type="float">
            <text:p>6</text:p>
          </table:table-cell>
          <table:table-cell table:style-name="ce13" table:formula="of:=SUM([.D135:.D139]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140]/[.D140]" office:value-type="float" office:value="2" calcext:value-type="float">
            <text:p>2.00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7" table:number-rows-spanned="1">
            <text:p>パレード</text:p>
          </table:table-cell>
          <table:covered-table-cell table:number-columns-repeated="6"/>
          <table:table-cell table:number-columns-repeated="2"/>
          <table:table-cell table:formula="of:=COM.MICROSOFT.CONCAT([.$A144]; &quot; [&quot;; ROUND([.$C152]*100)/100; &quot; / &quot;; [.E145]; &quot;]&quot;)" office:value-type="string" office:string-value="パレード [2,67 / L30??]" calcext:value-type="string">
            <text:p>パレード [2,67 / L30??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30??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6]*[.D14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47]*[.D14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48]*[.D14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49]*[.D14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50]*[.D1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146:.C150])" office:value-type="float" office:value="8" calcext:value-type="float">
            <text:p>8</text:p>
          </table:table-cell>
          <table:table-cell table:style-name="ce13" table:formula="of:=SUM([.D146:.D150]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151]/[.D151]" office:value-type="float" office:value="2.66666666666667" calcext:value-type="float">
            <text:p>2.67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7" table:number-rows-spanned="1">
            <text:p>掏摸</text:p>
          </table:table-cell>
          <table:covered-table-cell table:number-columns-repeated="6"/>
          <table:table-cell table:number-columns-repeated="2"/>
          <table:table-cell table:formula="of:=COM.MICROSOFT.CONCAT([.$A155]; &quot; [&quot;; ROUND([.$C163]*100)/100; &quot; / &quot;; [.E156]; &quot;]&quot;)" office:value-type="string" office:string-value="掏摸 [2 / L30??]" calcext:value-type="string">
            <text:p>掏摸 [2 / L30??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30??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57]*[.D15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8]*[.D15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59]*[.D15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60]*[.D1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61]*[.D1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157:.C161])" office:value-type="float" office:value="4" calcext:value-type="float">
            <text:p>4</text:p>
          </table:table-cell>
          <table:table-cell table:style-name="ce13" table:formula="of:=SUM([.D157:.D161])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162]/[.D162]" office:value-type="float" office:value="2" calcext:value-type="float">
            <text:p>2.00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7" table:number-rows-spanned="1">
            <text:p>少年と犬</text:p>
          </table:table-cell>
          <table:covered-table-cell table:number-columns-repeated="6"/>
          <table:table-cell table:number-columns-repeated="2"/>
          <table:table-cell table:formula="of:=COM.MICROSOFT.CONCAT([.$A166]; &quot; [&quot;; ROUND([.$C174]*100)/100; &quot; / &quot;; [.E167]; &quot;]&quot;)" office:value-type="string" office:string-value="少年と犬 [2 / L30??]" calcext:value-type="string">
            <text:p>少年と犬 [2 / L30??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30??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8]*[.D16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69]*[.D16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70]*[.D17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1]*[.D17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72]*[.D17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168:.C172])" office:value-type="float" office:value="2" calcext:value-type="float">
            <text:p>2</text:p>
          </table:table-cell>
          <table:table-cell table:style-name="ce13" table:formula="of:=SUM([.D168:.D172])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173]/[.D173]" office:value-type="float" office:value="2" calcext:value-type="float">
            <text:p>2.00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7" table:number-rows-spanned="1">
            <text:p>僕が愛したすべての君へ</text:p>
          </table:table-cell>
          <table:covered-table-cell table:number-columns-repeated="6"/>
          <table:table-cell table:number-columns-repeated="2"/>
          <table:table-cell table:formula="of:=COM.MICROSOFT.CONCAT([.$A177]; &quot; [&quot;; ROUND([.$C185]*100)/100; &quot; / &quot;; [.E178]; &quot;]&quot;)" office:value-type="string" office:string-value="僕が愛したすべての君へ [2,25 / L30]" calcext:value-type="string">
            <text:p>僕が愛したすべての君へ [2,25 / L30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L30</text:p>
          </table:table-cell>
          <table:table-cell table:style-name="ce6" table:number-columns-repeated="3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79]*[.D17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80]*[.D18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81]*[.D18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82]*[.D18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3]*[.D18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179:.C183])" office:value-type="float" office:value="9" calcext:value-type="float">
            <text:p>9</text:p>
          </table:table-cell>
          <table:table-cell table:style-name="ce13" table:formula="of:=SUM([.D179:.D183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184]/[.D184]" office:value-type="float" office:value="2.25" calcext:value-type="float">
            <text:p>2.25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10483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erimente" table:style-name="ta1">
        <table:table-column table:style-name="co2" table:number-columns-repeated="8" table:default-cell-style-name="ce7"/>
        <table:table-column table:style-name="co2" table:default-cell-style-name="ce16"/>
        <table:table-column table:style-name="co2" table:default-cell-style-name="ce21"/>
        <table:table-column table:style-name="co2" table:number-columns-repeated="1014" table:default-cell-style-name="ce7"/>
        <table:table-row table:style-name="ro1">
          <table:table-cell table:style-name="ce73" office:value-type="string" calcext:value-type="string" table:number-columns-spanned="4" table:number-rows-spanned="1">
            <text:p>Konbini</text:p>
          </table:table-cell>
          <table:covered-table-cell table:number-columns-repeated="3"/>
          <table:table-cell table:number-columns-repeated="5"/>
          <table:table-cell table:formula="of:=COM.MICROSOFT.CONCAT([.$A1]; &quot; [&quot;; ROUND([.$C9]*100)/100; &quot;]&quot;)" office:value-type="string" office:string-value="Konbini [2,93]" calcext:value-type="string">
            <text:p>Konbini [2,93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table:number-columns-repeated="4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]*[.D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]*[.D4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]*[.D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]*[.D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]*[.D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3:.C7])" office:value-type="float" office:value="44" calcext:value-type="float">
            <text:p>44</text:p>
          </table:table-cell>
          <table:table-cell table:style-name="ce13" table:formula="of:=SUM([.D3:.D7]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8]/[.D8]" office:value-type="float" office:value="2.93333333333333" calcext:value-type="float">
            <text:p>2.93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 table:number-columns-spanned="4" table:number-rows-spanned="1">
            <text:p>Hakase</text:p>
          </table:table-cell>
          <table:covered-table-cell table:number-columns-repeated="3"/>
          <table:table-cell table:number-columns-repeated="5"/>
          <table:table-cell table:formula="of:=COM.MICROSOFT.CONCAT([.$A12]; &quot; [&quot;; ROUND([.$C20]*100)/100; &quot;]&quot;)" office:value-type="string" office:string-value="Hakase [3]" calcext:value-type="string">
            <text:p>Hakase [3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table:number-columns-repeated="4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]*[.D1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]*[.D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]*[.D16]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]*[.D1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]*[.D1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14:.C18])" office:value-type="float" office:value="39" calcext:value-type="float">
            <text:p>39</text:p>
          </table:table-cell>
          <table:table-cell table:style-name="ce13" table:formula="of:=SUM([.D14:.D18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19]/[.D19]" office:value-type="float" office:value="3" calcext:value-type="float">
            <text:p>3.00</text:p>
          </table:table-cell>
          <table:table-cell table:style-name="ce1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 table:number-columns-spanned="4" table:number-rows-spanned="1">
            <text:p>Your Name</text:p>
          </table:table-cell>
          <table:covered-table-cell table:number-columns-repeated="3"/>
          <table:table-cell table:number-columns-repeated="5"/>
          <table:table-cell table:formula="of:=COM.MICROSOFT.CONCAT([.$A23]; &quot; [&quot;; ROUND([.$C31]*100)/100; &quot;]&quot;)" office:value-type="string" office:string-value="Your Name [3,38]" calcext:value-type="string">
            <text:p>Your Name [3,38]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Weighted</text:p>
          </table:table-cell>
          <table:table-cell table:style-name="ce6" office:value-type="string" calcext:value-type="string">
            <text:p>Count</text:p>
          </table:table-cell>
          <table:table-cell table:style-name="ce6" table:number-columns-repeated="4"/>
          <table:table-cell table:style-name="ce17"/>
          <table:table-cell table:style-name="ce22"/>
          <table:table-cell table:style-name="ce6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5]*[.D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6]*[.D26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7]*[.D27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28]*[.D28]"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9]*[.D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25:.C29])" office:value-type="float" office:value="125" calcext:value-type="float">
            <text:p>125</text:p>
          </table:table-cell>
          <table:table-cell table:style-name="ce13" table:formula="of:=SUM([.D25:.D29])" office:value-type="float" office:value="37" calcext:value-type="float">
            <text:p>37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verage</text:p>
          </table:table-cell>
          <table:table-cell table:style-name="ce14" table:formula="of:=[.C30]/[.D30]" office:value-type="float" office:value="3.37837837837838" calcext:value-type="float">
            <text:p>3.38</text:p>
          </table:table-cell>
          <table:table-cell table:style-name="ce1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.00.0000</text:date>, <text:time style:data-style-name="N2" text:time-value="01:16:52.41170637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30T15:16:53.533374061</meta:creation-date>
    <dc:date>2023-01-11T13:45:48.493406952</dc:date>
    <meta:editing-duration>P16DT12H40M37S</meta:editing-duration>
    <meta:editing-cycles>58</meta:editing-cycles>
    <meta:generator>LibreOffice/7.2.4.1$MacOSX_AARCH64 LibreOffice_project/27d75539669ac387bb498e35313b970b7fe9c4f9</meta:generator>
    <meta:document-statistic meta:table-count="3" meta:cell-count="1079" meta:object-count="0"/>
  </office:meta>
</office:document-meta>
</file>